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9325d" officeooo:paragraph-rsid="0019325d" style:font-size-asian="13pt" style:font-size-complex="13pt"/>
    </style:style>
    <style:style style:name="P2" style:family="paragraph" style:parent-style-name="Standard">
      <style:text-properties fo:font-size="13pt" fo:font-weight="bold" officeooo:rsid="0019325d" officeooo:paragraph-rsid="0019325d" style:font-size-asian="13pt" style:font-weight-asian="bold" style:font-size-complex="13pt" style:font-weight-complex="bold"/>
    </style:style>
    <style:style style:name="P3" style:family="paragraph" style:parent-style-name="Standard">
      <style:text-properties fo:font-size="13pt" fo:font-weight="normal" officeooo:rsid="0019bbb3" officeooo:paragraph-rsid="0019bbb3" style:font-size-asian="13pt" style:font-weight-asian="normal" style:font-size-complex="13pt" style:font-weight-complex="normal"/>
    </style:style>
    <style:style style:name="P4" style:family="paragraph" style:parent-style-name="Standard">
      <style:text-properties fo:font-size="13pt" fo:font-weight="normal" officeooo:rsid="001a3ad5" officeooo:paragraph-rsid="001a3ad5"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1a3ad5" officeooo:paragraph-rsid="001e42f2"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1e42f2" officeooo:paragraph-rsid="001e42f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0812c" officeooo:paragraph-rsid="0020812c"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1edbc" officeooo:paragraph-rsid="0020812c"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1edbc" officeooo:paragraph-rsid="0021edbc" style:font-size-asian="13pt" style:font-weight-asian="normal" style:font-size-complex="13pt" style:font-weight-complex="normal"/>
    </style:style>
    <style:style style:name="P10" style:family="paragraph" style:parent-style-name="Standard">
      <style:text-properties fo:font-size="17pt" officeooo:rsid="0019325d" officeooo:paragraph-rsid="0019325d" style:font-size-asian="13pt" style:font-size-complex="13pt"/>
    </style:style>
    <style:style style:name="P11" style:family="paragraph" style:parent-style-name="Standard">
      <style:text-properties fo:font-size="21pt" fo:font-style="italic" fo:font-weight="bold" officeooo:rsid="0019325d" officeooo:paragraph-rsid="0019325d" style:font-size-asian="13pt" style:font-style-asian="italic" style:font-weight-asian="bold" style:font-size-complex="13pt" style:font-style-complex="italic" style:font-weight-complex="bold"/>
    </style:style>
    <style:style style:name="P12" style:family="paragraph" style:parent-style-name="Standard">
      <style:text-properties fo:font-size="21pt" fo:font-style="italic" fo:font-weight="bold" officeooo:rsid="0019325d" officeooo:paragraph-rsid="001a3ad5" style:font-size-asian="13pt" style:font-style-asian="italic" style:font-weight-asian="bold" style:font-size-complex="13pt" style:font-style-complex="italic" style:font-weight-complex="bold"/>
    </style:style>
    <style:style style:name="T1" style:family="text">
      <style:text-properties officeooo:rsid="0019bbb3"/>
    </style:style>
    <style:style style:name="T2" style:family="text">
      <style:text-properties fo:font-size="13pt" officeooo:rsid="001a3ad5"/>
    </style:style>
    <style:style style:name="T3" style:family="text">
      <style:text-properties fo:font-style="italic" style:font-style-asian="italic" style:font-style-complex="italic"/>
    </style:style>
    <style:style style:name="T4" style:family="text">
      <style:text-properties fo:font-style="italic" officeooo:rsid="001f3710" style:font-style-asian="italic" style:font-style-complex="italic"/>
    </style:style>
    <style:style style:name="T5" style:family="text">
      <style:text-properties fo:font-style="italic" officeooo:rsid="0020812c" style:font-style-asian="italic" style:font-style-complex="italic"/>
    </style:style>
    <style:style style:name="T6" style:family="text">
      <style:text-properties officeooo:rsid="001adbf2"/>
    </style:style>
    <style:style style:name="T7" style:family="text">
      <style:text-properties officeooo:rsid="001f3710"/>
    </style:style>
    <style:style style:name="T8" style:family="text">
      <style:text-properties fo:font-style="normal" style:font-style-asian="normal" style:font-style-complex="normal"/>
    </style:style>
    <style:style style:name="T9" style:family="text">
      <style:text-properties fo:font-style="normal" officeooo:rsid="001f3710" style:font-style-asian="normal" style:font-style-complex="normal"/>
    </style:style>
    <style:style style:name="T10" style:family="text">
      <style:text-properties fo:font-style="normal" officeooo:rsid="0020812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Bahasa Indonesia</text:p>
      <text:p text:style-name="P1"/>
      <text:p text:style-name="P10">"Metodologi dan Proses Penelitian Kualitatif"</text:p>
      <text:p text:style-name="P1"/>
      <text:p text:style-name="P1">Artikel yang saya gunakan <text:span text:style-name="T1">di tugas ini</text:span> : </text:p>
      <text:p text:style-name="P11">Research on the Development Trend of Online</text:p>
      <text:p text:style-name="P11">Education Industry Considering the Influence</text:p>
      <text:p text:style-name="P12">of Big Data and Artificial Intelligence <text:span text:style-name="T2">[Springer Nature Switzerland AG 2020 Z. Xu et al. (Eds.): CSIA 2019, AISC 928, pp. 852–859, 2020.]</text:span></text:p>
      <text:p text:style-name="P2"/>
      <text:p text:style-name="P3">Penulis :</text:p>
      <text:p text:style-name="P3">Yong Fu - Sichuan Agricultural University, Ya’an 625014, Sichuan, People’s Republic of China</text:p>
      <text:p text:style-name="P3"/>
      <text:p text:style-name="P4">Bab 1 – Pendahuluan dll :</text:p>
      <text:p text:style-name="P4"/>
      <text:p text:style-name="P5"><text:tab/>Artikel/Paper ini pada dasarnya ingin mem<text:span text:style-name="T6">p</text:span>erjelas bagaiman <text:span text:style-name="T3">Big Data</text:span> dan <text:span text:style-name="T3">Artificial Intelligence</text:span> (AI/Kecerdasan buatan) dapat memliki dampak yang signifikan terhadap <text:span text:style-name="T6">bagaimana pekembangan industri pendidikan kedepannya. Saat ini perkembangan gawai dan teknologi sangat pesat dan bahkan sebagian dari kita tidak dapat menyadarinya. Seolah terseret arus sungai, bermula sejak tahun 2010 industri pendidikan di seluruh dunia telah berubah dan berkembang. </text:span></text:p>
      <text:p text:style-name="P5"/>
      <text:p text:style-name="P5"><text:span text:style-name="T6"><text:tab/>Pendistribusian pendidikan yang hanya terfokus pada buku ajar, sekolah dan les mata pelajaran berubah arah secara drastis menjadi Industri pendidikan online. Pendidikan online atau pembelajaran secara online menjadi sebuah solusi pendidikan terbaru yang dapat memberikan solusi belajar bagi semua orang. Dengan model pendidikan online yang ada sekarang setiap orang bisa belajar dimanapun, kapanpun dan apapun yang diinginkan.</text:span></text:p>
      <text:p text:style-name="P5"/>
      <text:p text:style-name="P6">Bab 2 – Permasalahan dan pembahasan :</text:p>
      <text:p text:style-name="P6"/>
      <text:p text:style-name="P6"><text:tab/><text:span text:style-name="T7">Dengan ide besar yanga dapat mempermudah akses semua orang terhadap pendidikan, namun dibalik itu semua masih ada beberapa masalah dalam model pembelajaran online yang ada sekarang. Batasan bagaimana sebuah sebuah “kelas online” bisa dikatakan cocok untuk seseorang menjadi semakin rumit dikarenakan tidak ada </text:span><text:span text:style-name="T4">key performance indicator </text:span><text:span text:style-name="T9">yang digunakan untuk mengklasifikasikan sbuah kelas onlin. Setiap orang berhak mengakses dan mendapatkan pembelajaran sesuai dengan apa yang mereka mau, bukan pembelajaran yang memang </text:span><text:span text:style-name="T10">dibtuhkan oleh orang yang dimaksud.</text:span></text:p>
      <text:p text:style-name="P6"><text:span text:style-name="T10"/></text:p>
      <text:p text:style-name="P6"><text:span text:style-name="T10"><text:tab/>Kemudian ke khawatiran mengenai nilai-nilai dalam pengajaran yang mungkin dapat hilang dengan model pendidikan online yang diterapkan. Model kelas online yang diberikan belum tentu sesuai dengan kaidah pembelajaran yang ada, </text:span><text:span text:style-name="T5">treatment </text:span><text:span text:style-name="T10">atau perlakuan yang diberikan keppada setiap orang yang mengemban sebuah kelas online. Pada akhirnya bagaimana kita tahu bagaiman ilmu yang akan diberikan kepada pelajar yang mengikuti </text:span><text:soft-page-break/><text:span text:style-name="T10">kelas online dapat sesuai dengan pelajarnya. Oleh karena itu penerapan teknologi </text:span><text:span text:style-name="T5">Big Data </text:span><text:span text:style-name="T10">dan </text:span><text:span text:style-name="T5">Artificial Intelligence</text:span><text:span text:style-name="T10"> dalam melakukan analisis terhadap efektifitas pemeblajaran online tersebut.</text:span></text:p>
      <text:p text:style-name="P6"><text:span text:style-name="T10"/></text:p>
      <text:p text:style-name="P7"><text:span text:style-name="T8">Kesimpulan :</text:span></text:p>
      <text:p text:style-name="P8"><text:span text:style-name="T8"><text:tab/></text:span></text:p>
      <text:p text:style-name="P8"><text:span text:style-name="T8"><text:tab/>Pada bagian kesimpulan penulis memaparkan bagaimana kedua teknologi tersebut dapat menunjang kelas online yang nantinya dibuat. Sehingga pembelajaran yang diberikan dapat lebih efektif dan disesuaikan dengan kebutuhan dari setiap pelajar yang menggunakan fasilitas pembelajaran online.</text:span></text:p>
      <text:p text:style-name="P8"><text:span text:style-name="T8"/></text:p>
      <text:p text:style-name="P9"><text:span text:style-name="T8">Dalam artikelnya, penulis menggunakan beberapa perbandingan data aplikasi serupa yang ada di beberapa negara seperti Amerika, India dan China. Permasalahan yang muncul dibeberapa negarapun pada prinsipnya adalah masalah yang serupa. Penulis juga menggunakan beberapa data yang dihimpun dari China menyebutkan </text:span><text:span text:style-name="T3">Demand </text:span><text:span text:style-name="T8">dari aplikasi serupa sangat tinggi di China. Secara tidak langsung ini mengisyaratkan bagaimana kedepannya kedua teknologi tersebut akan memegang peranan penting untuk perkembangan pendidikan kedepannya.</text:span></text:p>
      <text:p text:style-name="P9"><text:span text:style-name="T8"/></text:p>
      <text:p text:style-name="P9"><text:span text:style-name="T8">#AkhirnyaNgerj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0:47:34.258126479</meta:creation-date>
    <dc:date>2019-11-28T12:37:46.519029399</dc:date>
    <meta:editing-duration>PT7M34S</meta:editing-duration>
    <meta:editing-cycles>1</meta:editing-cycles>
    <meta:document-statistic meta:table-count="0" meta:image-count="0" meta:object-count="0" meta:page-count="2" meta:paragraph-count="21" meta:word-count="456" meta:character-count="3401" meta:non-whitespace-character-count="2956"/>
    <meta:generator>LibreOffice/6.2.5.2$Linux_X86_64 LibreOffice_project/1ec314fa52f458adc18c4f025c545a4e8b22c159</meta:generator>
  </office:meta>
</office:document-meta>
</file>